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iplesecInstallationLayout.getWebappsDirectory( String webapp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InstallationLayout.TriplesecInstallationLayout( File install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InstallationLayout.TriplesecInstallationLayout( String install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InstallationLayout.mkdi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iplesecInstallationLayout.getWebapps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